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8cm"/>
    </style:style>
    <style:style style:name="co2" style:family="table-column">
      <style:table-column-properties fo:break-before="auto" style:column-width="4.662cm"/>
    </style:style>
    <style:style style:name="co3" style:family="table-column">
      <style:table-column-properties fo:break-before="auto" style:column-width="5.883cm"/>
    </style:style>
    <style:style style:name="co4" style:family="table-column">
      <style:table-column-properties fo:break-before="auto" style:column-width="2.38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Primary Effects</text:p>
          </table:table-cell>
          <table:table-cell table:style-name="ce1" office:value-type="string">
            <text:p>Secondary Effects</text:p>
          </table:table-cell>
          <table:table-cell table:style-name="ce1" office:value-type="string">
            <text:p>Cost (in Gold)</text:p>
          </table:table-cell>
        </table:table-row>
        <table:table-row table:style-name="ro1">
          <table:table-cell office:value-type="string">
            <text:p>Abyssal Scepter</text:p>
          </table:table-cell>
          <table:table-cell office:value-type="string">
            <text:p>+70 AbilityPower</text:p>
          </table:table-cell>
          <table:table-cell office:value-type="string">
            <text:p>Unique Aura: Reduces the Magic</text:p>
          </table:table-cell>
          <table:table-cell office:value-type="float" office:value="2430">
            <text:p>2430</text:p>
          </table:table-cell>
        </table:table-row>
        <table:table-row table:style-name="ro1">
          <table:table-cell/>
          <table:table-cell office:value-type="string">
            <text:p>+50 Magic Resist</text:p>
          </table:table-cell>
          <table:table-cell office:value-type="string">
            <text:p>Resist of nearby enemies by 20.</text:p>
          </table:table-cell>
          <table:table-cell/>
        </table:table-row>
        <table:table-row table:style-name="ro1">
          <table:table-cell office:value-type="string">
            <text:p>Aegis of the Legion</text:p>
          </table:table-cell>
          <table:table-cell office:value-type="string">
            <text:p>+200 Health</text:p>
          </table:table-cell>
          <table:table-cell office:value-type="string">
            <text:p>Inique Aura – Legion: Grants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/>
          <table:table-cell office:value-type="string">
            <text:p>+100% Base Health Regen</text:p>
          </table:table-cell>
          <table:table-cell office:value-type="string">
            <text:p>nearby allies +15 Magic Resist.</text:p>
          </table:table-cell>
          <table:table-cell/>
        </table:table-row>
        <table:table-row table:style-name="ro2">
          <table:table-cell/>
          <table:table-cell office:value-type="string">
            <text:p>+20 Magic Resist</text:p>
          </table:table-cell>
          <table:table-cell table:number-columns-repeated="2"/>
        </table:table-row>
        <table:table-row table:style-name="ro1">
          <table:table-cell office:value-type="string">
            <text:p>Aether Wisp</text:p>
          </table:table-cell>
          <table:table-cell office:value-type="string">
            <text:p>+30 Ability Power</text:p>
          </table:table-cell>
          <table:table-cell office:value-type="string">
            <text:p>Unique Passive: +5% Movement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table:number-columns-repeated="2"/>
          <table:table-cell office:value-type="string">
            <text:p>Speed</text:p>
          </table:table-cell>
          <table:table-cell/>
        </table:table-row>
        <table:table-row table:style-name="ro1">
          <table:table-cell office:value-type="string">
            <text:p>Amplifying Tome</text:p>
          </table:table-cell>
          <table:table-cell office:value-type="string">
            <text:p>+20 Ability Power</text:p>
          </table:table-cell>
          <table:table-cell/>
          <table:table-cell office:value-type="float" office:value="435">
            <text:p>435</text:p>
          </table:table-cell>
        </table:table-row>
        <table:table-row table:style-name="ro1">
          <table:table-cell office:value-type="string">
            <text:p>Ancient Coin</text:p>
          </table:table-cell>
          <table:table-cell office:value-type="string">
            <text:p>+25% Base Mana Regen</text:p>
          </table:table-cell>
          <table:table-cell office:value-type="string">
            <text:p>Unique Passive – Favor: Being near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table:number-columns-repeated="2"/>
          <table:table-cell office:value-type="string">
            <text:p>a minion death without dealing th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killing blow grant 3 Gold and 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Health.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Limited to 1Gold Income item</text:p>
          </table:table-cell>
          <table:table-cell/>
        </table:table-row>
        <table:table-row table:style-name="ro1">
          <table:table-cell office:value-type="string">
            <text:p>Archangel's Staff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4">24.10.2015</text:date>, <text:time>00:07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Noah Feld</meta:initial-creator>
    <meta:creation-date>2015-10-23T23:54:11.84</meta:creation-date>
    <dc:date>2015-10-24T00:07:10.52</dc:date>
    <dc:creator>Joshua Noah Feld</dc:creator>
    <meta:editing-duration>PT12M59S</meta:editing-duration>
    <meta:editing-cycles>1</meta:editing-cycles>
    <meta:document-statistic meta:table-count="3" meta:cell-count="34" meta:object-count="0"/>
    <meta:generator>OpenOffice/4.0.1$Win32 OpenOffice.org_project/401m5$Build-9714</meta:generator>
  </office:meta>
</office:document-meta>
</file>